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vertical-align="middle" draw:auto-grow-height="false" fo:min-height="2.195cm" fo:min-width="0cm"/>
    </style:style>
    <style:style style:name="gr3" style:family="graphic" style:parent-style-name="standard">
      <style:graphic-properties draw:fill="none" draw:textarea-vertical-align="middle" draw:auto-grow-height="false" fo:min-height="1.963cm" fo:min-width="0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="none" draw:fill-color="#ffffff"/>
      <style:text-properties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462cm" svg:height="2.612cm" svg:x="3.54cm" svg:y="2.651cm">
          <draw:text-box>
            <text:p text:style-name="P1"><text:span text:style-name="T1">1 <text:s/>0 <text:s/>0</text:span></text:p>
            <text:p text:style-name="P1"><text:span text:style-name="T1">1 <text:s/>1 <text:s/>1</text:span></text:p>
            <text:p text:style-name="P1"><text:span text:style-name="T1">1 <text:s/>0 <text:s/>1</text:span></text:p>
          </draw:text-box>
        </draw:frame>
        <draw:custom-shape draw:style-name="gr2" draw:text-style-name="P3" draw:layer="layout" svg:width="0.381cm" svg:height="2.667cm" svg:x="3.286cm" svg:y="2.65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" draw:text-style-name="P3" draw:layer="layout" svg:width="0.381cm" svg:height="2.413cm" svg:x="5.907cm" svg:y="2.705cm">
          <text:p/>
          <draw:enhanced-geometry svg:viewBox="0 0 21600 21600" draw:glue-points="0 0 0 21600 21600 10800" draw:text-areas="0 ?f3 15150 ?f4" draw:mirror-horizontal="false" draw:mirror-vertical="false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01T08:28:14.539000000</meta:creation-date>
    <dc:date>2021-03-01T08:31:14.876000000</dc:date>
    <meta:editing-duration>PT3M</meta:editing-duration>
    <meta:editing-cycles>1</meta:editing-cycles>
    <meta:document-statistic meta:object-count="3"/>
    <meta:generator>LibreOffice/6.3.2.2$Windows_X86_64 LibreOffice_project/98b30e735bda24bc04ab42594c85f7fd8be07b9c</meta:generator>
  </office:meta>
</office:document-meta>
</file>